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text:p text:style-name="P1">-Faire apparaitre les titres (name, mail,...) dans l'encart en transparent.</text:p>
      <text:p text:style-name="P1">-Passer les formulaires en composants interchangeables et les integrer dans les pages séparement.</text:p>
      <text:p text:style-name="P1"/>
      <text:p text:style-name="P1">Suite:</text:p>
      <text:p text:style-name="P1">-Page Gate: ajouter la possibilté d'ajouter du texte.</text:p>
      <text:p text:style-name="P1"><text:s/><text:tab/>-création d' un component "textearea" et integration de ce components dans la page Gate.</text:p>
      <text:p text:style-name="P1">-Reduction de la taille des forms et recentrage des éléments.</text:p>
      <text:p text:style-name="P1">-Ajouter la phrase d'introduction sous le header:</text:p>
      <text:p text:style-name="P1"><text:tab/>-création d'un div sous le header(nouveau composant)</text:p>
      <text:p text:style-name="P1"/>
      <text:p text:style-name="P1"/>
      <text:p text:style-name="P1"/>
      <text:p text:style-name="P1">Idées:</text:p>
      <text:p text:style-name="P1">-Interface anglais et français</text:p>
      <text:p text:style-name="P1">-Exploiter le theme des echecs ou des cartes à jouer.</text:p>
      <text:p text:style-name="P1">-Ajouter le logo d'une porte au centre</text:p>
      <text:p text:style-name="P1">-Espace personnel non invisible sans autorisation.</text:p>
      <text:p text:style-name="P1">-Dark mode stylée</text:p>
      <text:p text:style-name="P1">-Phrase de présentation sous lelogo whispergate dans un div aux formes arrondies</text:p>
      <text:p text:style-name="P1">-Ajouter une barre de recherche</text:p>
      <text:p text:style-name="P1">-Fond en 'grillage' sur le header sauf la navbar qui sera dans une zone carré avec bords arrondis</text:p>
      <text:p text:style-name="P1">-possibilité de don en btc et eth</text:p>
      <text:p text:style-name="P1">-En page gate en text area, faire apparaitre un message subliminal quelque seconde.</text:p>
      <text:p text:style-name="P1">-Ajouts de tags descriptifs au dessus de la nouvelle. Par exemple (faits réels).</text:p>
      <text:p text:style-name="P1"/>
      <text:p text:style-name="P1">14/03/2023</text:p>
      <text:p text:style-name="P1"/>
      <text:p text:style-name="P1">Réalisation:</text:p>
      <text:p text:style-name="P1"/>
      <text:p text:style-name="P1">-Reduction de la taille des forms et recentrage des éléments.</text:p>
      <text:p text:style-name="P1">-Page Lair: ajouter la possibilté d'ajouter du texte.</text:p>
      <text:p text:style-name="P1"><text:s/><text:tab/>-création d' un component "textearea" et integration de ce components dans la page Gate.</text:p>
      <text:p text:style-name="P1"/>
      <text:p text:style-name="P1">19/03/2023</text:p>
      <text:p text:style-name="P1"/>
      <text:p text:style-name="P1">Réalisation:</text:p>
      <text:p text:style-name="P1"/>
      <text:p text:style-name="P1">-Renomage de whispergate (porte du murmure) en DramaLair (la tannière au drame) que je trouve plus percutante.</text:p>
      <text:p text:style-name="P1"/>
      <text:p text:style-name="P1">-Page Lair: ajouter la possibilté d'ajouter du texte.</text:p>
      <text:p text:style-name="P1"><text:s/><text:tab/>-création d' un component "textearea" et integration de ce components dans la page Gat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6H8M59S</meta:editing-duration>
    <meta:editing-cycles>62</meta:editing-cycles>
    <meta:generator>OpenOffice/4.1.7$Win32 OpenOffice.org_project/417m1$Build-9800</meta:generator>
    <dc:date>2023-03-19T16:54:44.66</dc:date>
    <meta:document-statistic meta:table-count="0" meta:image-count="0" meta:object-count="0" meta:page-count="3" meta:paragraph-count="90" meta:word-count="605" meta:character-count="3964"/>
    <meta:user-defined meta:name="Info 1"/>
    <meta:user-defined meta:name="Info 2"/>
    <meta:user-defined meta:name="Info 3"/>
    <meta:user-defined meta:name="Info 4"/>
  </office:meta>
</office:document-meta>
</file>